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ff0000" fo:font-style="normal" style:text-underline-style="solid" style:text-underline-width="auto" style:text-underline-color="font-color" officeooo:rsid="001a2420" style:font-style-asian="normal" style:font-style-complex="normal"/>
    </style:style>
    <style:style style:name="T5" style:family="text">
      <style:text-properties fo:color="#3faf46"/>
    </style:style>
    <style:style style:name="T6" style:family="text">
      <style:text-properties fo:color="#000000" fo:font-style="normal" style:text-underline-style="none" officeooo:rsid="001a2420" style:font-style-asian="normal" style:font-style-complex="normal"/>
    </style:style>
    <style:style style:name="T7" style:family="text">
      <style:text-properties fo:color="#000000" fo:font-style="normal" style:text-underline-style="none" officeooo:rsid="001ce3b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5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6">qui va générer l’Entity Users et le Repository UsersRepository</text:span></text:p>
      <text:p text:style-name="P3"><text:span text:style-name="T6">- Compléter du coup l’Entity Users créée avec la commande </text:span><text:span text:style-name="T3">symfony console make:entity</text:span><text:span text:style-name="T6"> pour ajouter les autres champs de la table</text:span></text:p>
      <text:p text:style-name="P3"><text:span text:style-name="T6">- </text:span><text:span text:style-name="T7">Création des différentes Entity avec des paramètres unique, les timestamps et les relations ManyToOne</text:span></text:p>
      <text:p text:style-name="P3"><text:span text:style-name="T7">- Migrations vers la base de donné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12T20:34:56.175000000</dc:date>
    <meta:editing-duration>PT49M48S</meta:editing-duration>
    <meta:editing-cycles>1</meta:editing-cycles>
    <meta:document-statistic meta:table-count="0" meta:image-count="0" meta:object-count="0" meta:page-count="1" meta:paragraph-count="13" meta:word-count="175" meta:character-count="1184" meta:non-whitespace-character-count="1021"/>
    <meta:generator>LibreOffice/6.3.4.2$Windows_X86_64 LibreOffice_project/60da17e045e08f1793c57c00ba83cdfce946d0aa</meta:generator>
  </office:meta>
</office:document-meta>
</file>